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StringList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ingListImpl.DOMStringListImpl( ArrayList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ingListImpl.contains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ingListImpl.DOMStringListImpl( Vector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ingListImpl.item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StringListImpl.add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ingListImpl.DOMStringLis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